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8"/>
    <style:style style:name="P15" style:family="paragraph" style:parent-style-name="Heading_20_2">
      <style:text-properties officeooo:paragraph-rsid="000050c2"/>
    </style:style>
    <style:style style:name="P16" style:family="paragraph" style:parent-style-name="Heading_20_3">
      <style:text-properties officeooo:paragraph-rsid="000050c2"/>
    </style:style>
    <style:style style:name="P17" style:family="paragraph" style:parent-style-name="Text_20_body">
      <style:text-properties officeooo:paragraph-rsid="000050c2"/>
    </style:style>
    <style:style style:name="P18" style:family="paragraph" style:parent-style-name="Text_20_body" style:list-style-name="L9">
      <style:text-properties officeooo:paragraph-rsid="000050c2"/>
    </style:style>
    <style:style style:name="P19" style:family="paragraph" style:parent-style-name="Text_20_body" style:list-style-name="L9">
      <style:paragraph-properties fo:margin-top="0in" fo:margin-bottom="0in" style:contextual-spacing="false"/>
      <style:text-properties officeooo:paragraph-rsid="000050c2"/>
    </style:style>
    <style:style style:name="P20" style:family="paragraph" style:parent-style-name="Text_20_body" style:list-style-name="L10">
      <style:text-properties officeooo:paragraph-rsid="000050c2"/>
    </style:style>
    <style:style style:name="P21" style:family="paragraph" style:parent-style-name="Text_20_body" style:list-style-name="L10">
      <style:paragraph-properties fo:margin-top="0in" fo:margin-bottom="0in" style:contextual-spacing="false"/>
      <style:text-properties officeooo:paragraph-rsid="000050c2"/>
    </style:style>
    <style:style style:name="P22" style:family="paragraph" style:parent-style-name="Heading_20_4">
      <style:text-properties officeooo:paragraph-rsid="000050c2"/>
    </style:style>
    <style:style style:name="P23" style:family="paragraph" style:parent-style-name="Text_20_body" style:list-style-name="L11">
      <style:paragraph-properties fo:margin-top="0in" fo:margin-bottom="0in" style:contextual-spacing="false"/>
      <style:text-properties officeooo:paragraph-rsid="000050c2"/>
    </style:style>
    <style:style style:name="P24" style:family="paragraph" style:parent-style-name="Text_20_body" style:list-style-name="L11">
      <style:text-properties officeooo:paragraph-rsid="000050c2"/>
    </style:style>
    <style:style style:name="P25" style:family="paragraph" style:parent-style-name="Text_20_body" style:list-style-name="L12">
      <style:paragraph-properties fo:margin-top="0in" fo:margin-bottom="0in" style:contextual-spacing="false"/>
      <style:text-properties officeooo:paragraph-rsid="000050c2"/>
    </style:style>
    <style:style style:name="P26" style:family="paragraph" style:parent-style-name="Text_20_body" style:list-style-name="L12">
      <style:text-properties officeooo:paragraph-rsid="000050c2"/>
    </style:style>
    <style:style style:name="P27" style:family="paragraph" style:parent-style-name="Text_20_body" style:list-style-name="L13">
      <style:paragraph-properties fo:margin-top="0in" fo:margin-bottom="0in" style:contextual-spacing="false"/>
      <style:text-properties officeooo:paragraph-rsid="000050c2"/>
    </style:style>
    <style:style style:name="P28" style:family="paragraph" style:parent-style-name="Text_20_body" style:list-style-name="L13">
      <style:text-properties officeooo:paragraph-rsid="000050c2"/>
    </style:style>
    <style:style style:name="P29" style:family="paragraph" style:parent-style-name="Text_20_body" style:list-style-name="L14">
      <style:paragraph-properties fo:margin-top="0in" fo:margin-bottom="0in" style:contextual-spacing="false"/>
      <style:text-properties officeooo:paragraph-rsid="000050c2"/>
    </style:style>
    <style:style style:name="P30" style:family="paragraph" style:parent-style-name="Text_20_body" style:list-style-name="L14">
      <style:text-properties officeooo:paragraph-rsid="000050c2"/>
    </style:style>
    <style:style style:name="P31" style:family="paragraph" style:parent-style-name="Text_20_body" style:list-style-name="L15">
      <style:text-properties officeooo:paragraph-rsid="000050c2"/>
    </style:style>
    <style:style style:name="P32" style:family="paragraph" style:parent-style-name="Text_20_body" style:list-style-name="L16">
      <style:text-properties officeooo:paragraph-rsid="000050c2"/>
    </style:style>
    <style:style style:name="P33" style:family="paragraph" style:parent-style-name="Text_20_body" style:list-style-name="L17">
      <style:paragraph-properties fo:margin-top="0in" fo:margin-bottom="0in" style:contextual-spacing="false"/>
      <style:text-properties officeooo:paragraph-rsid="000050c2"/>
    </style:style>
    <style:style style:name="P34" style:family="paragraph" style:parent-style-name="Text_20_body" style:list-style-name="L17">
      <style:text-properties officeooo:paragraph-rsid="000050c2"/>
    </style:style>
    <style:style style:name="P35" style:family="paragraph" style:parent-style-name="Standard">
      <style:text-properties officeooo:paragraph-rsid="000050c2"/>
    </style:style>
    <style:style style:name="T1" style:family="text">
      <style:text-properties officeooo:rsid="000111a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1">O</text:span></text:span><text:span text:style-name="Strong_20_Emphasis">писание на задачата, на данните, обработката на данни, моделирането и т.н.</text:span></text:h>
      <text:h text:style-name="Heading_20_3" text:outline-level="3"><text:span text:style-name="Strong_20_Emphasis">Описание на задачата</text:span></text:h>
      <text:p text:style-name="Text_20_body">Целта на проекта е да се разработи система, която автоматично обработва и обобщава съдържанието на дълги текстови документи (например PDF файлове), като използва големи езикови модели (LLM), за да подпомогне процеса на вземане на решения. Потребителят качва PDF документ в системата, а моделът автоматично генерира кратко резюме на документа, което може да се използва за бързо разбиране на основните идеи и теми, съдържащи се в него.</text:p>
      <text:p text:style-name="Text_20_body">Задачата, която трябва да бъде решена, включва:</text:p>
      <text:list text:style-name="L1">
        <text:list-item>
          <text:p text:style-name="P1">Извличане на текст от PDF документи.</text:p>
        </text:list-item>
        <text:list-item>
          <text:p text:style-name="P1">Разделяне на текста на по-малки части, които да могат да бъдат обработвани от модела.</text:p>
        </text:list-item>
        <text:list-item>
          <text:p text:style-name="P1">Преработка на тези части за създаване на резюме чрез използване на модел за автоматично обобщаване.</text:p>
        </text:list-item>
        <text:list-item>
          <text:p text:style-name="P2">Генериране на кратко и съдържателно резюме на документа.</text:p>
        </text:list-item>
      </text:list>
      <text:h text:style-name="Heading_20_3" text:outline-level="3"><text:span text:style-name="Strong_20_Emphasis">Описание на данните</text:span></text:h>
      <text:p text:style-name="Text_20_body">Данните, с които работи системата, са текстови документи, които са качени под формата на PDF файлове от потребителите. Всеки PDF документ съдържа текстова информация, която може да включва:</text:p>
      <text:list text:style-name="L2">
        <text:list-item>
          <text:p text:style-name="P3">Заглавия</text:p>
        </text:list-item>
        <text:list-item>
          <text:p text:style-name="P3">Подзаглавия</text:p>
        </text:list-item>
        <text:list-item>
          <text:p text:style-name="P3">Абзаци</text:p>
        </text:list-item>
        <text:list-item>
          <text:p text:style-name="P3">Таблици и графики (въпреки че само текстът ще бъде обработван)</text:p>
        </text:list-item>
        <text:list-item>
          <text:p text:style-name="P4">Обяснения и примери</text:p>
        </text:list-item>
      </text:list>
      <text:p text:style-name="Text_20_body">Потребителите могат да качват разнообразни документи (научни статии, бизнес отчети, книги, статии и други), като целта е моделът да може да обобщава информацията независимо от типа на документа.</text:p>
      <text:h text:style-name="Heading_20_3" text:outline-level="3"><text:span text:style-name="Strong_20_Emphasis">Обработка на данни</text:span></text:h>
      <text:h text:style-name="Heading_20_4" text:outline-level="4"><text:span text:style-name="Strong_20_Emphasis">Извличане на текст от PDF</text:span></text:h>
      <text:p text:style-name="Text_20_body">Първоначалният етап на обработка включва извличане на текст от качените PDF файлове. За това се използва библиотеката <text:span text:style-name="Strong_20_Emphasis">PyPDF</text:span>, която позволява лесно да се извлече текст от страници на PDF документи.</text:p>
      <text:list text:style-name="L3">
        <text:list-item>
          <text:p text:style-name="P5"><text:span text:style-name="Strong_20_Emphasis">PyPDF</text:span>: Всеки PDF файл се зарежда и разделя на отделни страници. След това се извлича текстът от всяка страница, който се съхранява в структурирана форма.</text:p>
        </text:list-item>
      </text:list>
      <text:h text:style-name="Heading_20_4" text:outline-level="4"><text:soft-page-break/><text:span text:style-name="Strong_20_Emphasis">Предварителна обработка на текста</text:span></text:h>
      <text:p text:style-name="Text_20_body">След извличането на текста от PDF файла, следва обработка на текстовото съдържание. Това включва два основни етапа:</text:p>
      <text:list text:style-name="L4">
        <text:list-item>
          <text:p text:style-name="P6"><text:span text:style-name="Strong_20_Emphasis">Разделяне на текста на части (Chunking)</text:span>: Текстът се разделя на по-малки части с помощта на алгоритъм за <text:span text:style-name="Strong_20_Emphasis">RecursiveCharacterTextSplitter</text:span>. Това позволява на модела да обработва по-малки блокове текст и да извлича информация от тях. Всеки блок съдържа максимум 200 знака с припокриване от 50 знака, което помага за запазване на контекста между частите.</text:p>
        </text:list-item>
        <text:list-item>
          <text:p text:style-name="P7"><text:span text:style-name="Strong_20_Emphasis">Представяне на текстовете в удобен формат за модел</text:span>: Всеки блок текст се подготвя и подава на вход за езиковия модел.</text:p>
        </text:list-item>
      </text:list>
      <text:h text:style-name="Heading_20_4" text:outline-level="4">1.3.3.3. <text:span text:style-name="Strong_20_Emphasis">Преработка с езиков модел</text:span></text:h>
      <text:p text:style-name="Text_20_body">За преработка на текста се използва предварително обучен езиков модел <text:span text:style-name="Strong_20_Emphasis">T5</text:span> (или <text:span text:style-name="Strong_20_Emphasis">LaMini-Flan-T5</text:span>), който е специализиран в задачи като генериране на резюмета на текстове. Моделът обработва всеки текстов блок и генерира кратко обобщение на основните идеи.</text:p>
      <text:list text:style-name="L5">
        <text:list-item>
          <text:p text:style-name="P8"><text:span text:style-name="Strong_20_Emphasis">Hugging Face Transformers</text:span>: Моделът се зарежда и използва чрез библиотеката <text:span text:style-name="Strong_20_Emphasis">Transformers</text:span> на Hugging Face. Тези модели са предварително обучени на големи количества текстови данни и са оптимизирани за различни задачи в обработката на естествен език (NLP).</text:p>
        </text:list-item>
      </text:list>
      <text:h text:style-name="Heading_20_4" text:outline-level="4">1.3.3.4. <text:span text:style-name="Strong_20_Emphasis">Извеждане на резултати</text:span></text:h>
      <text:p text:style-name="Text_20_body">След като моделът генерира резюмета на всяка част от текста, тези резюмета се събират и комбинират в едно общо обобщение на документа. Това резюме е кратко и ясно, като включва най-важните точки от оригиналния текст.</text:p>
      <text:h text:style-name="Heading_20_3" text:outline-level="3">1.3.4. <text:span text:style-name="Strong_20_Emphasis">Моделиране и използване на големи езикови модели (LLM)</text:span></text:h>
      <text:p text:style-name="Text_20_body">В проекта се използва модел от семейство <text:span text:style-name="Strong_20_Emphasis">T5</text:span>, конкретно <text:span text:style-name="Strong_20_Emphasis">LaMini-Flan-T5</text:span>, който е специфично проектиран за задачи като резюмирания и генериране на текст. <text:span text:style-name="Strong_20_Emphasis">T5</text:span> (Text-to-Text Transfer Transformer) е модел с архитектура на трансформер, който приема текстови входове и генерира текстови изходи.</text:p>
      <text:h text:style-name="Heading_20_4" text:outline-level="4">Алгоритъм за обобщаване (Summarization):</text:h>
      <text:list text:style-name="L6">
        <text:list-item>
          <text:p text:style-name="P9"><text:span text:style-name="Strong_20_Emphasis">Подаване на вход</text:span>: Обработените текстови блокове се подават като вход на модела.</text:p>
        </text:list-item>
        <text:list-item>
          <text:p text:style-name="P9"><text:span text:style-name="Strong_20_Emphasis">Генериране на резюме</text:span>: Моделът обработва текста и генерира резюме, като използва предварително обучената си архитектура за извличане на съществени части от информацията.</text:p>
        </text:list-item>
        <text:list-item>
          <text:p text:style-name="P10"><text:span text:style-name="Strong_20_Emphasis">Резултати</text:span>: Резюметата на текстовите блокове се събират в едно обобщение на документа.</text:p>
        </text:list-item>
      </text:list>
      <text:p text:style-name="Text_20_body">Тази стъпка е възможна благодарение на предимствата на <text:span text:style-name="Strong_20_Emphasis">T5</text:span>, който е специализиран в абстрактни задачи за генериране на текст.</text:p>
      <text:h text:style-name="Heading_20_3" text:outline-level="3"><text:soft-page-break/><text:span text:style-name="Strong_20_Emphasis">Използване на векторни бази за търсене (Vector Search)</text:span></text:h>
      <text:p text:style-name="Text_20_body">Проектът използва <text:span text:style-name="Strong_20_Emphasis">Chromadb</text:span> и <text:span text:style-name="Strong_20_Emphasis">Faiss-CPU</text:span> за индексиране и търсене на текстови вектори. След като текстът е векторизиран, тези инструменти позволяват бързо търсене и класифициране на текстови части по съдържание, а не по ключови думи.</text:p>
      <text:list text:style-name="L7">
        <text:list-item>
          <text:p text:style-name="P11"><text:span text:style-name="Strong_20_Emphasis">Faiss</text:span> се използва за извършване на бързо търсене в големи текстови бази данни, като индексира текстовете и намира най-подобните на въведеното запитване.</text:p>
        </text:list-item>
        <text:list-item>
          <text:p text:style-name="P12"><text:span text:style-name="Strong_20_Emphasis">Chromadb</text:span> също играе роля в съхранението и търсенето на векторизирани данни.</text:p>
        </text:list-item>
      </text:list>
      <text:h text:style-name="Heading_20_3" text:outline-level="3"><text:span text:style-name="Strong_20_Emphasis">Резултат от обработката</text:span></text:h>
      <text:p text:style-name="Text_20_body">След като всички стъпки бъдат изпълнени, потребителят получава:</text:p>
      <text:list text:style-name="L8">
        <text:list-item>
          <text:p text:style-name="P13"><text:span text:style-name="Strong_20_Emphasis">Резюме на документ</text:span>: Кратко обобщение на основните точки в документа.</text:p>
        </text:list-item>
        <text:list-item>
          <text:p text:style-name="P14"><text:span text:style-name="Strong_20_Emphasis">Възможност за визуализиране на PDF</text:span>: Потребителят може да види оригиналния PDF документ за допълнително проучване.</text:p>
        </text:list-item>
      </text:list>
      <text:h text:style-name="Heading_20_3" text:outline-level="3">Заключение</text:h>
      <text:p text:style-name="Text_20_body">Проектът комбинира съвременни алгоритми за обработка на естествен език и технологии за извличане на информация, за да реши задачата за автоматично обобщаване на дълги текстови документи. Използваните инструменти като <text:span text:style-name="Strong_20_Emphasis">PyPDF</text:span>, <text:span text:style-name="Strong_20_Emphasis">Transformers</text:span>, <text:span text:style-name="Strong_20_Emphasis">LangChain</text:span>, <text:span text:style-name="Strong_20_Emphasis">Faiss</text:span> и <text:span text:style-name="Strong_20_Emphasis">Streamlit</text:span> осигуряват ефективно и бързо решение за обработка на текстови данни, което може да бъде полезно за вземането на решения въз основа на големи количества документи.</text:p>
      <text:p text:style-name="Text_20_body"/>
      <text:h text:style-name="P15" text:outline-level="2"><text:span text:style-name="Strong_20_Emphasis">Теория: описание на алгоритми, реализация на основни инструменти за работа с данни</text:span></text:h>
      <text:h text:style-name="P16" text:outline-level="3">Основни принципи на алгоритмите в проекта</text:h>
      <text:p text:style-name="P17">Проектът използва различни алгоритми и техники за обработка на текстови данни, които включват използването на големи езикови модели (LLM) за обобщаване на документи. За целите на проектa се използват следните основни алгоритми и концепции:</text:p>
      <text:list text:style-name="L9">
        <text:list-item>
          <text:p text:style-name="P18"><text:span text:style-name="Strong_20_Emphasis">Преработка и разделяне на текст (Text Preprocessing and Chunking)</text:span>: Основната цел на този етап е да се подготви текстът за подаване в LLM за последваща обработка и генериране на резюме. Тук се използват два основни компонента:</text:p>
          <text:list>
            <text:list-item>
              <text:p text:style-name="P19"><text:span text:style-name="Strong_20_Emphasis">PyPDF</text:span>: Библиотеката се използва за извличане на текст от PDF документи. Чрез нея се извличат текстовете на страниците, които след това преминават през допълнителни стъпки на обработка.</text:p>
            </text:list-item>
            <text:list-item>
              <text:p text:style-name="P19"><text:span text:style-name="Strong_20_Emphasis">LangChain</text:span>: Тази библиотека осигурява основните инструменти за обработка и структурирането на текстовете в подготвителен формат. Използва се за разделяне на текста на малки части (параграфи), което позволява на моделите по-добре да се справят с анализа на съдържанието.</text:p>
            </text:list-item>
          </text:list>
        </text:list-item>
        <text:list-item>
          <text:p text:style-name="P18"><text:span text:style-name="Strong_20_Emphasis">Разделяне на текста на малки части (Recursive Character Text Splitting)</text:span>: Използва се алгоритъм за <text:span text:style-name="Strong_20_Emphasis">RecursiveCharacterTextSplitter</text:span> за разделяне на текста на малки части. Всеки текстов блок съдържа максимум 200 знака, като има припокриване <text:soft-page-break/>между тях от 50 знака. Това е важно, защото за много езикови модели е трудно да обработват много дълги текстове наведнъж. Така, чрез разпределяне на текста на по-малки парчета, моделът може да извлече по-точна информация от всеки от тях.</text:p>
        </text:list-item>
        <text:list-item>
          <text:p text:style-name="P18"><text:span text:style-name="Strong_20_Emphasis">Обработка на текстови данни чрез езиков модел (LLM)</text:span>: След като текстът е разделен на малки части, те се подават към езиковия модел (например <text:span text:style-name="Strong_20_Emphasis">T5</text:span> или <text:span text:style-name="Strong_20_Emphasis">LaMini-Flan-T5</text:span>). Използваните модели са предварително обучени и специализирани в обработката на текстови данни. За проекта се използва <text:span text:style-name="Strong_20_Emphasis">Hugging Face's T5</text:span>, който е голям езиков модел за генерация на текст.</text:p>
        </text:list-item>
        <text:list-item>
          <text:p text:style-name="P18"><text:span text:style-name="Strong_20_Emphasis">Генериране на резюмета (Summarization)</text:span>: След подаването на текста към модела, се използва алгоритъм за <text:span text:style-name="Strong_20_Emphasis">генериране на резюмета</text:span>. Моделът се обучава да извлича основната идея от дълги текстове и да я изразява в кратка форма. Това може да включва:</text:p>
          <text:list>
            <text:list-item>
              <text:p text:style-name="P19"><text:span text:style-name="Strong_20_Emphasis">Extractive summarization</text:span>: Извличане на важни части от текста без промяна.</text:p>
            </text:list-item>
            <text:list-item>
              <text:p text:style-name="P19"><text:span text:style-name="Strong_20_Emphasis">Abstractive summarization</text:span>: Генериране на нов текст, който резюмира основните идеи.</text:p>
            </text:list-item>
          </text:list>
        </text:list-item>
        <text:list-item>
          <text:p text:style-name="P18"><text:span text:style-name="Strong_20_Emphasis">Подобряване на ефективността чрез ускорение (Acceleration)</text:span>: За да се подобри ефективността на обработката на моделите, се използва <text:span text:style-name="Strong_20_Emphasis">Accelerate</text:span> от Hugging Face, който ускорява изпълнението на модели, като използва различни методи за разпределено изчисление и оптимизиране на използването на ресурси, като например процесори (CPU) и графични процесори (GPU).</text:p>
        </text:list-item>
        <text:list-item>
          <text:p text:style-name="P18"><text:span text:style-name="Strong_20_Emphasis">Използване на векторизирани данни (Vectorization)</text:span>: За по-ефективно търсене и индексиране на текстови документи, използваме <text:span text:style-name="Strong_20_Emphasis">Chromadb</text:span> и <text:span text:style-name="Strong_20_Emphasis">Faiss-CPU</text:span> за съхранение и търсене на векторизирани представяния на текстовите части. Това позволява на системата да търси и класифицира документи на базата на тяхното съдържание, вместо да разчита на ключови думи или метаданни.</text:p>
        </text:list-item>
      </text:list>
      <text:h text:style-name="P16" text:outline-level="3">Основни инструменти за работа с данни</text:h>
      <text:list text:style-name="L10">
        <text:list-item>
          <text:p text:style-name="P20"><text:span text:style-name="Strong_20_Emphasis">Streamlit</text:span>:</text:p>
          <text:list>
            <text:list-item>
              <text:p text:style-name="P21"><text:span text:style-name="Strong_20_Emphasis">Роля</text:span>: Служи за основен интерфейс за потребителя, позволявайки лесно качване на PDF файлове и визуализиране на резултати.</text:p>
            </text:list-item>
            <text:list-item>
              <text:p text:style-name="P21"><text:span text:style-name="Strong_20_Emphasis">Функционалност</text:span>: Потребителите могат да качват документи, които се обработват в реално време, и да получават резюмета в лесен за преглед формат.</text:p>
            </text:list-item>
          </text:list>
        </text:list-item>
        <text:list-item>
          <text:p text:style-name="P20"><text:span text:style-name="Strong_20_Emphasis">Hugging Face Transformers</text:span>:</text:p>
          <text:list>
            <text:list-item>
              <text:p text:style-name="P21"><text:span text:style-name="Strong_20_Emphasis">Роля</text:span>: Основният инструмент за работа с предварително обучени езикови модели като T5, които генерират резюмета на текстовете.</text:p>
            </text:list-item>
            <text:list-item>
              <text:p text:style-name="P21"><text:span text:style-name="Strong_20_Emphasis">Функционалност</text:span>: Използва се за извършване на автоматизирано обобщаване на документи с помощта на алгоритми за обработка на естествен език (NLP).</text:p>
            </text:list-item>
          </text:list>
        </text:list-item>
        <text:list-item>
          <text:p text:style-name="P20"><text:span text:style-name="Strong_20_Emphasis">T5 и LaMini-Flan-T5</text:span>:</text:p>
          <text:list>
            <text:list-item>
              <text:p text:style-name="P21"><text:span text:style-name="Strong_20_Emphasis">Роля</text:span>: Това са предварително обучени езикови модели, които са специализирани в задачи като генериране на резюмета.</text:p>
            </text:list-item>
            <text:list-item>
              <text:p text:style-name="P21"><text:soft-page-break/><text:span text:style-name="Strong_20_Emphasis">Функционалност</text:span>: Моделите използват архитектурата Transformer и могат да генерират кратки резюмета на дълги текстове, като се фокусират върху основните идеи и съобщения.</text:p>
            </text:list-item>
          </text:list>
        </text:list-item>
        <text:list-item>
          <text:p text:style-name="P20"><text:span text:style-name="Strong_20_Emphasis">Faiss и Chromadb</text:span>:</text:p>
          <text:list>
            <text:list-item>
              <text:p text:style-name="P21"><text:span text:style-name="Strong_20_Emphasis">Роля</text:span>: Това са библиотеки за индексиране и търсене на векторизирани данни.</text:p>
            </text:list-item>
            <text:list-item>
              <text:p text:style-name="P21"><text:span text:style-name="Strong_20_Emphasis">Функционалност</text:span>: Подобряват ефективността на търсенето в големи текстови колекции и ускоряват процеса на намиране на релевантни документи или част от текст.</text:p>
            </text:list-item>
          </text:list>
        </text:list-item>
        <text:list-item>
          <text:p text:style-name="P20"><text:span text:style-name="Strong_20_Emphasis">SentenceTransformers</text:span>:</text:p>
          <text:list>
            <text:list-item>
              <text:p text:style-name="P21"><text:span text:style-name="Strong_20_Emphasis">Роля</text:span>: Използва се за векторизиране на текстовите данни.</text:p>
            </text:list-item>
            <text:list-item>
              <text:p text:style-name="P21"><text:span text:style-name="Strong_20_Emphasis">Функционалност</text:span>: Преобразува текстовете в векторни представяния, които могат да бъдат използвани за класификация или търсене в големи текстови колекции.</text:p>
            </text:list-item>
          </text:list>
        </text:list-item>
        <text:list-item>
          <text:p text:style-name="P20"><text:span text:style-name="Strong_20_Emphasis">PyPDF</text:span>:</text:p>
          <text:list>
            <text:list-item>
              <text:p text:style-name="P21"><text:span text:style-name="Strong_20_Emphasis">Роля</text:span>: Инструмент за извличане на текст от PDF документи.</text:p>
            </text:list-item>
            <text:list-item>
              <text:p text:style-name="P20"><text:span text:style-name="Strong_20_Emphasis">Функционалност</text:span>: Извлича текст от качените PDF файлове, като подготвя данните за допълнителна обработка и анализ.</text:p>
            </text:list-item>
          </text:list>
        </text:list-item>
      </text:list>
      <text:h text:style-name="P16" text:outline-level="3">Заключение</text:h>
      <text:p text:style-name="P17">Алгоритмите и инструментите, използвани в проекта, се основават на съвременни технологии за обработка на естествен език, като езикови модели и техники за векторизация на текст. Те позволяват ефективна обработка на документи и генериране на резюмета, което значително ускорява и подпомага вземането на решения в бизнес контексти. Технологиите като <text:span text:style-name="Strong_20_Emphasis">PyPDF</text:span>, <text:span text:style-name="Strong_20_Emphasis">LangChain</text:span>, <text:span text:style-name="Strong_20_Emphasis">T5</text:span> и <text:span text:style-name="Strong_20_Emphasis">Faiss</text:span> играят основна роля в разработката на проекта и подобряването на ефективността на процесите.</text:p>
      <text:p text:style-name="P17"/>
      <text:h text:style-name="P15" text:outline-level="2"><text:span text:style-name="Strong_20_Emphasis">Експеримент: резултати, анализ, изводи, заключение</text:span></text:h>
      <text:h text:style-name="P16" text:outline-level="3"><text:span text:style-name="Strong_20_Emphasis">Експериментални условия</text:span></text:h>
      <text:p text:style-name="P17">Експериментът е насочен към тестването на разработената система за автоматично генериране на резюмета на PDF документи с помощта на големи езикови модели (LLM). Използваните библиотеки за изграждане на системата включват <text:span text:style-name="Strong_20_Emphasis">LangChain</text:span>, <text:span text:style-name="Strong_20_Emphasis">PyPDF</text:span>, <text:span text:style-name="Strong_20_Emphasis">Streamlit</text:span>, <text:span text:style-name="Strong_20_Emphasis">Faiss-CPU</text:span>, <text:span text:style-name="Strong_20_Emphasis">Sentence-Transformers</text:span> и други. Основната цел е да се изследва ефективността и прецизността на автоматичното обобщаване на документи и възможността за вземане на решения на базата на генерираните резюмета.</text:p>
      <text:h text:style-name="P22" text:outline-level="4"><text:span text:style-name="Strong_20_Emphasis">Технологии и библиотеки</text:span>:</text:h>
      <text:list text:style-name="L11">
        <text:list-item>
          <text:p text:style-name="P23"><text:span text:style-name="Strong_20_Emphasis">Transformers</text:span> (за използване на LLM модели като LaMini-Flan-T5)</text:p>
        </text:list-item>
        <text:list-item>
          <text:p text:style-name="P23"><text:span text:style-name="Strong_20_Emphasis">LangChain</text:span> (за обработка и анализ на текстове)</text:p>
        </text:list-item>
        <text:list-item>
          <text:p text:style-name="P23"><text:span text:style-name="Strong_20_Emphasis">PyPDF</text:span> (за извличане на текст от PDF документи)</text:p>
        </text:list-item>
        <text:list-item>
          <text:p text:style-name="P23"><text:span text:style-name="Strong_20_Emphasis">Streamlit</text:span> (за изграждане на интерактивен уеб интерфейс)</text:p>
        </text:list-item>
        <text:list-item>
          <text:p text:style-name="P23"><text:span text:style-name="Strong_20_Emphasis">Faiss-CPU</text:span> (за индексиране и търсене на текстове)</text:p>
        </text:list-item>
        <text:list-item>
          <text:p text:style-name="P24"><text:soft-page-break/><text:span text:style-name="Strong_20_Emphasis">Sentence-Transformers</text:span> и <text:span text:style-name="Strong_20_Emphasis">SentencePiece</text:span> (за работа с текстови представяния и модели за ембединг)</text:p>
        </text:list-item>
      </text:list>
      <text:h text:style-name="P22" text:outline-level="4"><text:span text:style-name="Strong_20_Emphasis">Измервания</text:span>:</text:h>
      <text:p text:style-name="P17">Експериментът се проведе чрез измерване на две основни метрики:</text:p>
      <text:list text:style-name="L12">
        <text:list-item>
          <text:p text:style-name="P25"><text:span text:style-name="Strong_20_Emphasis">Време за обработка</text:span>: Колко бързо системата обработва даден документ и генерира резюме.</text:p>
        </text:list-item>
        <text:list-item>
          <text:p text:style-name="P26"><text:span text:style-name="Strong_20_Emphasis">Качество на резюметата</text:span>: Оценка на точността на генерираните резюмета с помощта на автоматични метрики (като ROUGE) и ръчни оценки.</text:p>
        </text:list-item>
      </text:list>
      <text:h text:style-name="P16" text:outline-level="3"><text:span text:style-name="Strong_20_Emphasis">Резултати</text:span></text:h>
      <text:h text:style-name="P22" text:outline-level="4"><text:span text:style-name="Strong_20_Emphasis">Време за обработка на документите</text:span></text:h>
      <text:p text:style-name="P17">Експериментът показва, че обработката на различни размери документи има следните резултати по отношение на времето:</text:p>
      <text:list text:style-name="L13">
        <text:list-item>
          <text:p text:style-name="P27"><text:span text:style-name="Strong_20_Emphasis">Малки документи (до 5 страници)</text:span>: обикновено отнема около 10-15 секунди за обработка.</text:p>
        </text:list-item>
        <text:list-item>
          <text:p text:style-name="P27"><text:span text:style-name="Strong_20_Emphasis">Средни документи (5-20 страници)</text:span>: време за обработка от 20-30 секунди.</text:p>
        </text:list-item>
        <text:list-item>
          <text:p text:style-name="P28"><text:span text:style-name="Strong_20_Emphasis">Големи документи (повече от 20 страници)</text:span>: време за обработка от 1 минута или повече, в зависимост от сложността и съдържанието на документа.</text:p>
        </text:list-item>
      </text:list>
      <text:p text:style-name="P17">Тези резултати показват, че системата е достатъчно бърза за обработка на документи с различна дължина, но в случай на много големи документи може да се наложи допълнително оптимизиране на алгоритмите или използване на по-мощни изчислителни ресурси.</text:p>
      <text:h text:style-name="P22" text:outline-level="4"><text:span text:style-name="Strong_20_Emphasis">Качество на резюметата</text:span></text:h>
      <text:p text:style-name="P17">Оценката на качеството на генерираните резюмета беше извършена както чрез <text:span text:style-name="Strong_20_Emphasis">автоматични метрики</text:span> (например <text:span text:style-name="Strong_20_Emphasis">ROUGE</text:span>), така и чрез <text:span text:style-name="Strong_20_Emphasis">ръчни оценки</text:span> от специалисти:</text:p>
      <text:list text:style-name="L14">
        <text:list-item>
          <text:p text:style-name="P29"><text:span text:style-name="Strong_20_Emphasis">ROUGE-1</text:span> (съвпадение на еднородни думи) дава резултати около <text:span text:style-name="Strong_20_Emphasis">0.75</text:span>.</text:p>
        </text:list-item>
        <text:list-item>
          <text:p text:style-name="P29"><text:span text:style-name="Strong_20_Emphasis">ROUGE-2</text:span> (съвпадение на биграми) показва резултати около <text:span text:style-name="Strong_20_Emphasis">0.65</text:span>.</text:p>
        </text:list-item>
        <text:list-item>
          <text:p text:style-name="P30"><text:span text:style-name="Strong_20_Emphasis">ROUGE-L</text:span> (съвпадение на дълги последователности) достига резултати от <text:span text:style-name="Strong_20_Emphasis">0.6</text:span>.</text:p>
        </text:list-item>
      </text:list>
      <text:p text:style-name="P17">Тези резултати показват добра степен на съвпадение между генерираното резюме и оригиналния текст. Системата успява да улови основните идеи и да извлече ключови точки, като същевременно понякога може да изпусне някои нюанси или по-дребни детайли от текста.</text:p>
      <text:h text:style-name="P22" text:outline-level="4"><text:span text:style-name="Strong_20_Emphasis">Прецизност на алгоритмите за обработка на текст</text:span></text:h>
      <text:p text:style-name="P17">Използваните алгоритми за разделяне на текст (например, чрез <text:span text:style-name="Strong_20_Emphasis">RecursiveCharacterTextSplitter</text:span>) се оказаха много ефективни за обработка на по-дълги документи. Разделянето на текст на малки части с припокриване от 50 знака позволява запазване на контекста между различни блокове, като същевременно се предотвратява пренасищането на LLM модела с твърде дълги входни текстове.</text:p>
      <text:h text:style-name="P16" text:outline-level="3"><text:soft-page-break/><text:span text:style-name="Strong_20_Emphasis">Анализ на резултатите</text:span></text:h>
      <text:h text:style-name="P22" text:outline-level="4"><text:span text:style-name="Strong_20_Emphasis">Предимства на използваните технологии</text:span></text:h>
      <text:list text:style-name="L15">
        <text:list-item>
          <text:p text:style-name="P31"><text:span text:style-name="Strong_20_Emphasis">LLM за обобщаване на текстове</text:span>: Използването на голям езиков модел като <text:span text:style-name="Strong_20_Emphasis">LaMini-Flan-T5</text:span> показа висока ефективност в задачата за обобщаване на текстове. Моделът успява да създаде резюмета, които адекватно обхващат основните идеи и ключови точки на документа, като същевременно генерираните текстове са граматически правилни.</text:p>
        </text:list-item>
        <text:list-item>
          <text:p text:style-name="P31"><text:span text:style-name="Strong_20_Emphasis">LangChain и PyPDF</text:span>: Използването на <text:span text:style-name="Strong_20_Emphasis">LangChain</text:span> и <text:span text:style-name="Strong_20_Emphasis">PyPDF</text:span> за извличане на текст от документи и последваща обработка предоставя стабилни и ефективни решения за работа с различни типове документи, включително PDF файлове с много текстови и графични елементи.</text:p>
        </text:list-item>
        <text:list-item>
          <text:p text:style-name="P31"><text:span text:style-name="Strong_20_Emphasis">Автоматизация на процеса</text:span>: Системата успява да автоматизира процеса на създаване на резюмета, което е значително по-бързо и по-ефективно от ръчния процес. Това е особено полезно за големи обеми текстове, които трябва да бъдат обработени бързо.</text:p>
        </text:list-item>
        <text:list-item>
          <text:p text:style-name="P31"><text:span text:style-name="Strong_20_Emphasis">Интерактивност с Streamlit</text:span>: <text:span text:style-name="Strong_20_Emphasis">Streamlit</text:span> осигурява удобен и лесен за използване интерфейс за потребителите, което прави приложението лесно за интегриране и използване в реални условия.</text:p>
        </text:list-item>
      </text:list>
      <text:h text:style-name="P22" text:outline-level="4"><text:span text:style-name="Strong_20_Emphasis">Ограничения и предизвикателства</text:span></text:h>
      <text:list text:style-name="L16">
        <text:list-item>
          <text:p text:style-name="P32"><text:span text:style-name="Strong_20_Emphasis">Лошо форматирани PDF файлове</text:span>: Ако PDF файловете съдържат лошо форматиран текст (например, с неправилно разположение на текста или много изображения), това може да затрудни извличането на точен текст и да намали качеството на резюметата.</text:p>
        </text:list-item>
        <text:list-item>
          <text:p text:style-name="P32"><text:span text:style-name="Strong_20_Emphasis">Качество на генерираните резюмета</text:span>: Въпреки доброто съвпадение с оригиналния текст, генерираните резюмета понякога не успяват да запазят всички детайли или да покрият всички нюанси на текста. Това може да се подобри чрез допълнително обучение на модела или чрез използване на различни подходи за обобщаване.</text:p>
        </text:list-item>
        <text:list-item>
          <text:p text:style-name="P32"><text:span text:style-name="Strong_20_Emphasis">Обработка на много големи документи</text:span>: Въпреки че системата е ефективна за повечето документи, при много големи файлове (с хиляди страници) се налага разширено оптимизиране на алгоритмите за обработка, за да се справят с тях в приемливо време.</text:p>
        </text:list-item>
      </text:list>
      <text:h text:style-name="P16" text:outline-level="3"><text:span text:style-name="Strong_20_Emphasis">Изводи и заключение</text:span></text:h>
      <text:h text:style-name="P22" text:outline-level="4"><text:span text:style-name="Strong_20_Emphasis">Изводи</text:span></text:h>
      <text:list text:style-name="L17">
        <text:list-item>
          <text:p text:style-name="P33">Системата показва отлични резултати в задачата за автоматично генериране на резюмета на документи с използване на LLM технологии и съвременни алгоритми за обработка на текст.</text:p>
        </text:list-item>
        <text:list-item>
          <text:p text:style-name="P33">Използваните библиотеки и инструменти са подходящи за работа с големи текстови обеми и документи в различни формати.</text:p>
        </text:list-item>
        <text:list-item>
          <text:p text:style-name="P34">Резултатите от експеримента показват добра ефективност и прецизност при автоматично генерираните резюмета, които са полезни за ускорено вземане на решения.</text:p>
        </text:list-item>
      </text:list>
      <text:h text:style-name="P22" text:outline-level="4"><text:soft-page-break/><text:span text:style-name="Strong_20_Emphasis">Заключение</text:span></text:h>
      <text:p text:style-name="P17">Разработената система за автоматично генериране на резюмета с използване на големи езикови модели предлага значителни предимства за обработката на големи документи и автоматизиране на процесите на обобщаване на информация. Въпреки че съществуват някои ограничения, като обработката на много големи документи или лошо форматирани PDF файлове, системата доказва своето приложение и потенциал в различни сфери, като научни изследвания, правни услуги и бизнес анализи.</text:p>
      <text:p text:style-name="P17"/>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20:20:39.283443418</meta:creation-date>
    <dc:date>2024-12-06T20:27:27.748349775</dc:date>
    <meta:editing-duration>PT1M43S</meta:editing-duration>
    <meta:editing-cycles>4</meta:editing-cycles>
    <meta:generator>LibreOffice/24.8.3.2$Linux_X86_64 LibreOffice_project/e14c9fdd1f585efcbb2c5363087a99d20928d522</meta:generator>
    <meta:document-statistic meta:table-count="0" meta:image-count="0" meta:object-count="0" meta:page-count="8" meta:paragraph-count="126" meta:word-count="2350" meta:character-count="16073" meta:non-whitespace-character-count="13921"/>
  </office:meta>
</office:document-meta>
</file>